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2.651cm">
          <draw:text-box>
            <text:p><text:span text:style-name="T1">type</text:span></text:p>
          </draw:text-box>
        </draw:frame>
        <draw:custom-shape draw:style-name="gr2" draw:text-style-name="P2" draw:layer="layout" svg:width="0.203cm" svg:height="0.203cm" draw:transform="rotate (-3.14159265358979) translate (8.027cm 3.01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3.286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2.66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5.572cm" svg:y="1.889cm">
          <draw:text-box>
            <text:p><text:span text:style-name="T2">Merge</text:span></text:p>
          </draw:text-box>
        </draw:frame>
        <draw:frame draw:style-name="gr3" draw:text-style-name="P1" draw:layer="layout" svg:width="2.159cm" svg:height="0.509cm" svg:x="5.826cm" svg:y="3.921cm">
          <draw:text-box>
            <text:p><text:span text:style-name="T1">+relation</text:span></text:p>
          </draw:text-box>
        </draw:frame>
        <draw:custom-shape draw:style-name="gr4" draw:text-style-name="P3" draw:layer="layout" svg:width="0.254cm" svg:height="0.508cm" svg:x="5.572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9T13:05:57.200566645</dc:date>
    <meta:editing-duration>PT6H5M5S</meta:editing-duration>
    <meta:editing-cycles>25</meta:editing-cycles>
    <meta:generator>LibreOffice/4.4.1.2$Linux_X86_64 LibreOffice_project/40m0$Build-2</meta:generator>
    <meta:document-statistic meta:object-count="9"/>
  </office:meta>
</office:document-meta>
</file>